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style:text-underline-style="none" style:language-asian="zxx" style:country-asian="none" style:language-complex="zxx" style:country-complex="none"/>
    </style:style>
    <style:style style:name="P3" style:family="paragraph" style:parent-style-name="Standard">
      <style:text-properties fo:color="#800000" fo:language="en" fo:country="US"/>
    </style:style>
    <style:style style:name="P4" style:family="paragraph" style:parent-style-name="Standard">
      <style:text-properties fo:color="#1c1c1c" style:font-name="Times New Roman"/>
    </style:style>
    <style:style style:name="P5" style:family="paragraph" style:parent-style-name="Standard">
      <style:text-properties fo:font-variant="normal" fo:text-transform="none" fo:color="#1c1c1c" style:font-name="Times New Roman" fo:font-size="12pt" fo:letter-spacing="normal" fo:language="en" fo:country="US" fo:font-style="normal" style:text-underline-style="none" fo:font-weight="normal" style:language-asian="zxx" style:country-asian="none" style:language-complex="zxx" style:country-complex="none"/>
    </style:style>
    <style:style style:name="P6" style:family="paragraph" style:parent-style-name="Standard">
      <style:text-properties fo:font-variant="normal" fo:text-transform="none" fo:color="#1c1c1c" style:font-name="Times New Roman" fo:font-size="12pt" fo:letter-spacing="normal" fo:language="en" fo:country="US" fo:font-style="normal" style:text-underline-style="none" fo:font-weight="normal" style:font-size-asian="12pt" style:language-asian="zxx" style:country-asian="none" style:font-size-complex="12pt" style:language-complex="zxx" style:country-complex="none"/>
    </style:style>
    <style:style style:name="P7" style:family="paragraph" style:parent-style-name="Standard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language-asian="zxx" style:country-asian="none" style:language-complex="zxx" style:country-complex="none"/>
    </style:style>
    <style:style style:name="P8" style:family="paragraph" style:parent-style-name="Standard">
      <style:text-properties fo:font-variant="normal" fo:text-transform="none" fo:color="#801900" style:font-name="Times New Roman" fo:font-size="12pt" fo:letter-spacing="normal" fo:language="en" fo:country="US" fo:font-style="normal" style:text-underline-style="none" fo:font-weight="normal" style:language-asian="zxx" style:country-asian="none" style:language-complex="zxx" style:country-complex="none"/>
    </style:style>
    <style:style style:name="P9" style:family="paragraph" style:parent-style-name="Standard" style:list-style-name="L1">
      <style:text-properties fo:language="en" fo:country="US"/>
    </style:style>
    <style:style style:name="P10" style:family="paragraph" style:parent-style-name="Standard" style:list-style-name="L2">
      <style:text-properties fo:color="#800000" fo:language="en" fo:country="US"/>
    </style:style>
    <style:style style:name="P11" style:family="paragraph" style:parent-style-name="Standard" style:list-style-name="L3">
      <style:text-properties fo:font-variant="normal" fo:text-transform="none" fo:color="#1c1c1c" style:font-name="Times New Roman" fo:font-size="12pt" fo:letter-spacing="normal" fo:language="en" fo:country="US" fo:font-style="normal" style:text-underline-style="none" fo:font-weight="normal" style:font-size-asian="12pt" style:language-asian="zxx" style:country-asian="none" style:font-size-complex="12pt" style:language-complex="zxx" style:country-complex="none"/>
    </style:style>
    <style:style style:name="P12" style:family="paragraph" style:parent-style-name="Standard" style:list-style-name="L4">
      <style:text-properties fo:font-variant="normal" fo:text-transform="none" fo:color="#1c1c1c" style:font-name="Times New Roman" fo:font-size="12pt" fo:letter-spacing="normal" fo:language="en" fo:country="US" fo:font-style="normal" style:text-underline-style="none" fo:font-weight="normal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zxx" style:country-asian="none" style:language-complex="zxx" style:country-complex="none"/>
    </style:style>
    <style:style style:name="T3" style:family="text">
      <style:text-properties fo:language="en" fo:country="US" style:text-underline-style="none" style:language-asian="zxx" style:country-asian="none" style:language-complex="zxx" style:country-complex="none"/>
    </style:style>
    <style:style style:name="T4" style:family="text">
      <style:text-properties fo:font-variant="normal" fo:text-transform="none" fo:color="#232323" style:font-name="Georgia" fo:font-size="12pt" fo:letter-spacing="normal" fo:language="en" fo:country="US" fo:font-style="normal" fo:font-weight="normal"/>
    </style:style>
    <style:style style:name="T5" style:family="text">
      <style:text-properties fo:font-variant="normal" fo:text-transform="none" fo:color="#1c1c1c" style:font-name="Times New Roman" fo:font-size="12pt" fo:letter-spacing="normal" fo:language="en" fo:country="US" fo:font-style="normal" fo:font-weight="normal"/>
    </style:style>
    <style:style style:name="T6" style:family="text">
      <style:text-properties fo:font-variant="normal" fo:text-transform="none" fo:color="#1c1c1c" style:font-name="Times New Roman" fo:font-size="12pt" fo:letter-spacing="normal" fo:language="en" fo:country="US" fo:font-style="normal" style:text-underline-style="none" fo:font-weight="normal" style:language-asian="zxx" style:country-asian="none" style:language-complex="zxx" style:country-complex="none"/>
    </style:style>
    <style:style style:name="T7" style:family="text">
      <style:text-properties fo:font-variant="normal" fo:text-transform="none" fo:color="#1c1c1c" style:font-name="Times New Roman" fo:font-size="12pt" fo:letter-spacing="normal" fo:language="it" fo:country="IT" fo:font-style="normal" style:text-underline-style="none" fo:font-weight="normal" style:language-asian="zxx" style:country-asian="none" style:language-complex="zxx" style:country-complex="none"/>
    </style:style>
    <style:style style:name="T8" style:family="text">
      <style:text-properties fo:font-variant="normal" fo:text-transform="none" fo:font-size="12pt" fo:letter-spacing="normal" fo:language="en" fo:country="US" fo:font-style="normal" style:text-underline-style="none" fo:font-weight="normal" style:language-asian="zxx" style:country-asian="none" style:language-complex="zxx" style:country-complex="none"/>
    </style:style>
    <style:style style:name="T9" style:family="text">
      <style:text-properties fo:font-variant="normal" fo:text-transform="none" fo:font-size="12pt" fo:letter-spacing="normal" fo:language="it" fo:country="IT" fo:font-style="normal" style:text-underline-style="none" fo:font-weight="normal" style:language-asian="zxx" style:country-asian="none" style:language-complex="zxx" style:country-complex="none"/>
    </style:style>
    <style:style style:name="T10" style:family="text">
      <style:text-properties fo:font-variant="normal" fo:text-transform="none" fo:color="#000000" style:font-name="Times New Roman" fo:font-size="12pt" fo:letter-spacing="normal" fo:language="en" fo:country="US" fo:font-style="normal" style:text-underline-style="none" fo:font-weight="normal" style:language-asian="zxx" style:country-asian="none" style:language-complex="zxx" style:country-complex="none"/>
    </style:style>
    <style:style style:name="T11" style:family="text">
      <style:text-properties fo:font-variant="normal" fo:text-transform="none" fo:color="#000000" style:font-name="Times New Roman" fo:font-size="12pt" fo:letter-spacing="normal" fo:language="it" fo:country="IT" fo:font-style="normal" style:text-underline-style="none" fo:font-weight="normal" style:language-asian="zxx" style:country-asian="none" style:language-complex="zxx" style:country-complex="none"/>
    </style:style>
    <style:style style:name="T12" style:family="text">
      <style:text-properties fo:language="it" fo:country="IT"/>
    </style:style>
    <style:style style:name="T13" style:family="text">
      <style:text-properties fo:language="it" fo:country="IT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ealizzazione dei siti web</text:p>
      <text:p text:style-name="P1"/>
      <text:p text:style-name="P1">Binovery vi offre la creazione e lo sviluppo dei vostri siti web di qualsiasi complessit<text:span text:style-name="T12">à</text:span>, dai pi<text:span text:style-name="T12">ù</text:span> semplici siti, alle pi<text:span text:style-name="T12">ù</text:span> straordinarie opere grafiche, realizzando i vari campi.</text:p>
      <text:list xml:id="list7346632135380749917" text:style-name="L1">
        <text:list-header>
          <text:p text:style-name="P9"/>
        </text:list-header>
      </text:list>
      <text:p text:style-name="Standard"><text:span text:style-name="T1">Partendo dalla progettazione e realizzazione di un sito web, vi prepariamo la documentazione principale in conformit</text:span><text:span text:style-name="T12">à</text:span><text:span text:style-name="T1"> con le finalità e gli obiettivi del cliente, facciamo il calcolo del costo di creazione del sito (gratis)</text:span><text:span text:style-name="T13">, </text:span><text:span text:style-name="T2">lo sviluppo di warframe, di server, di front-end e di web su piattaforme, di </text:span><text:span text:style-name="T3">UI/UX, API, ecc..</text:span></text:p>
      <text:p text:style-name="P2"/>
      <text:p text:style-name="P2">Cosa riguarda la parte design del sito, con i nostri progettisti altamente professionali vi creiamo il logo personale, il design-concetto e le icone individuali, sviluppando anche l`animazione.</text:p>
      <text:p text:style-name="P2">Binovery offre il controllo e la revisione del sito web, SEO-audit, Hosting, lo sviluppo della parte amministrativa <text:s/>e l`avvio del sito, controllando la funzionalit<text:span text:style-name="T12">à</text:span> e l`interazione dell`utente con il sito web.</text:p>
      <text:list xml:id="list7949919198830974250" text:style-name="L2">
        <text:list-header>
          <text:p text:style-name="P10"/>
        </text:list-header>
      </text:list>
      <text:p text:style-name="P3">Realizzazione di app mobile</text:p>
      <text:p text:style-name="P1"/>
      <text:p text:style-name="Standard"><text:span text:style-name="T1">Binovery vi pu</text:span><text:span text:style-name="T12">ò</text:span><text:span text:style-name="T1"> proporre la creazione, l`avvio e il sostegno tecnico dell`applicazione mobile per</text:span><text:span text:style-name="T5"> Android, iPhone o Windows Phone</text:span><text:span text:style-name="T4">.</text:span></text:p>
      <text:p text:style-name="P5"/>
      <text:p text:style-name="P4"><text:span text:style-name="T8">Vi offriamo <text:s/>la documentazione principale in conformit</text:span><text:span text:style-name="T9">à</text:span><text:span text:style-name="T8"> con le finalità e gli obiettivi del cliente, <text:s text:c="2"/>facciamo il calcolo del costo di creazione dell`app (gratis), </text:span><text:span text:style-name="T9"><text:s/></text:span><text:span text:style-name="T8">lo sviluppo di warframe, di server, di front-end, <text:s/>di API, di UI/UX, e il collegamento di 3d party API.</text:span></text:p>
      <text:p text:style-name="P5"/>
      <text:p text:style-name="Standard"><text:span text:style-name="T6">Invece il Disegn della vostra applicazione, cio</text:span><text:span text:style-name="T7">è</text:span><text:span text:style-name="T6"> lo sviluppo del logo, delle icone (Google Play, App Store), dell`animazione e dello screenshot, creano i nostri progettisti secondo le vostre volont</text:span><text:span text:style-name="T7">à</text:span><text:span text:style-name="T6">. Vi garantiamo di </text:span><text:span text:style-name="T10">testar</text:span><text:span text:style-name="T11">e</text:span><text:span text:style-name="T10"> </text:span><text:span text:style-name="T11">quest'</text:span><text:span text:style-name="T6">applicazione </text:span><text:span text:style-name="T10">e, una volta ultimata, di </text:span><text:span text:style-name="T11">lanciarla</text:span><text:span text:style-name="T10"> all’app store di iTunes e di Google Play.</text:span></text:p>
      <text:p text:style-name="P7"/>
      <text:p text:style-name="P8">Marketing</text:p>
      <text:p text:style-name="P8"/>
      <text:p text:style-name="P5">il SEO <text:span text:style-name="T12">è</text:span> una calamita che attira la gente, grazie alla parola chiave. </text:p>
      <text:p text:style-name="P6">Come <text:s/>Binovery vi pu<text:span text:style-name="T12">ò</text:span> essere utile?</text:p>
      <text:p text:style-name="P6"><text:s/>Vi offriamo: - l`audit di tutti i settori, - selezione delle parole chiave, per la promozione del sito web, - rimozione dei commenti negativi, ed ecc.</text:p>
      <text:p text:style-name="P8"/>
      <text:p text:style-name="P6">il PPC <text:span text:style-name="T12">è</text:span> un sistema utilizzato nelle campagne di annunci pubblicitari di web marketing.</text:p>
      <text:p text:style-name="P6">Cosi` Binovery vi propone:</text:p>
      <text:p text:style-name="P6"><text:s text:c="12"/>1) pubblicit<text:span text:style-name="T12">à</text:span> contestuale di Google e Yandex , dove facciamo il controllo, la regolazione, l`ottimizzazione dei costi e la regolazione degli obbiettivi e metriche</text:p>
      <text:list xml:id="list1693470975693846151" text:style-name="L3">
        <text:list-header>
          <text:p text:style-name="P11">2) pubblicit<text:span text:style-name="T12">à</text:span> del traffico pu<text:span text:style-name="T12">ò</text:span> essere sia del teaser, sia del banner, e anche della pubblicità dei social network</text:p>
        </text:list-header>
      </text:list>
      <text:list xml:id="list6639545564401558595" text:style-name="L4">
        <text:list-item>
          <text:list>
            <text:list-header>
              <text:p text:style-name="P12"/>
            </text:list-header>
          </text:list>
        </text:list-item>
      </text:list>
      <text:p text:style-name="P6">il SMM vi aiuta ad ottenere il traffico sul proprio sito web attirando i lettori a condividere i post, facendo pubblicit<text:span text:style-name="T12">à</text:span> al vostro marchio, attraverso i loro canali social. Cos<text:span text:style-name="T12">ì</text:span> il compito di Binovery <text:span text:style-name="T12">è</text:span> quello di fare audit, monitoraggio, consultazione, presentazione dei gruppi, pabblici e pa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'Times New Roman', Times, 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9H40M59S</meta:editing-duration>
    <meta:editing-cycles>14</meta:editing-cycles>
    <meta:generator>OpenOffice/4.1.2$Win32 OpenOffice.org_project/412m3$Build-9782</meta:generator>
    <dc:date>2016-06-10T16:32:45.56</dc:date>
    <meta:document-statistic meta:table-count="0" meta:image-count="0" meta:object-count="0" meta:page-count="1" meta:paragraph-count="18" meta:word-count="410" meta:character-count="2638"/>
    <meta:user-defined meta:name="Info 1"/>
    <meta:user-defined meta:name="Info 2"/>
    <meta:user-defined meta:name="Info 3"/>
    <meta:user-defined meta:name="Info 4"/>
  </office:meta>
</office:document-meta>
</file>